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</office:automatic-styles>
  <office:body>
    <office:text>
      <text:p text:style-name="Title">Advanced Array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07:48:4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array-manipulation-practice"/>Array Manipulation Practice<text:bookmark-end text:name="array-manipulation-practice"/></text:h>
      <text:p text:style-name="First_20_paragraph">Read the following instructions (“set-up” and “your goal”) completely and carefully before starting.</text:p>
      <text:h text:style-name="Heading_20_2" text:outline-level="2"><text:bookmark-start text:name="set-up"/>Set-Up<text:bookmark-end text:name="set-up"/></text:h>
      <text:p text:style-name="First_20_paragraph">For this exercise:</text:p>
      <text:list text:style-name="L1">
        <text:list-item>
          <text:p text:style-name="P1">Download and extract <text:a xlink:type="simple" xlink:href="ArrayManipulation.zip" office:name=""><text:span text:style-name="Definition">ArrayManipulation</text:span></text:a> project.</text:p>
        </text:list-item>
        <text:list-item>
          <text:p text:style-name="P1">It contains two .cs files, <text:span text:style-name="NormalTok">ArrayLib</text:span><text:span text:style-name="OperatorTok">.</text:span><text:span text:style-name="FunctionTok">cs</text:span> and <text:span text:style-name="NormalTok">Program</text:span><text:span text:style-name="OperatorTok">.</text:span><text:span text:style-name="FunctionTok">cs</text:span>.</text:p>
        </text:list-item>
        <text:list-item>
          <text:p text:style-name="P1">Compile and execute it.</text:p>
        </text:list-item>
        <text:list-item>
          <text:p text:style-name="P1">Observe <text:span text:style-name="NormalTok">Program</text:span><text:span text:style-name="OperatorTok">.</text:span><text:span text:style-name="FunctionTok">cs</text:span>: this is a <text:span text:style-name="T1">test program</text:span> that you <text:span text:style-name="T2">should not modify</text:span>. It will be useful to test the methods that you will be writing in the <text:span text:style-name="NormalTok">ArrayLib</text:span><text:span text:style-name="OperatorTok">.</text:span><text:span text:style-name="FunctionTok">cs</text:span> class file. For each method, this program displays the expected value, and what is actually returned. As you can see, only the <text:span text:style-name="NormalTok">Display</text:span> method seems to be always correct.<text:line-break/></text:p>
        </text:list-item>
        <text:list-item>
          <text:p text:style-name="P1">Now, read <text:span text:style-name="NormalTok">ArrayLib</text:span><text:span text:style-name="OperatorTok">.</text:span><text:span text:style-name="FunctionTok">cs</text:span>. Every method used by <text:span text:style-name="NormalTok">Program</text:span><text:span text:style-name="OperatorTok">.</text:span><text:span text:style-name="FunctionTok">cs</text:span> has a header, but all the bodies are returning “default” values or do nothing, with the exception of <text:span text:style-name="NormalTok">Display</text:span>. This method was written for you.</text:p>
        </text:list-item>
      </text:list>
      <text:h text:style-name="Heading_20_2" text:outline-level="2"><text:bookmark-start text:name="your-goal"/>Your goal<text:bookmark-end text:name="your-goal"/></text:h>
      <text:list text:style-name="L2">
        <text:list-item>
          <text:p text:style-name="P2">Your goal is to write the body of the methods in the <text:span text:style-name="NormalTok">ArrayLib</text:span> class.</text:p>
        </text:list-item>
        <text:list-item>
          <text:p text:style-name="P2">Do not change any method headers in <text:span text:style-name="NormalTok">ArrayLib</text:span> class.</text:p>
        </text:list-item>
        <text:list-item>
          <text:p text:style-name="P2">Modify only method bodies, so that they return the “right” values, according to their description (in comments after their headers) and the test given in <text:span text:style-name="NormalTok">Program</text:span><text:span text:style-name="OperatorTok">.</text:span><text:span text:style-name="FunctionTok">cs</text:span>.</text:p>
        </text:list-item>
        <text:list-item>
          <text:p text:style-name="P2">You can change their order within <text:span text:style-name="NormalTok">ArrayLib</text:span>, and you can implement them in any order.</text:p>
        </text:list-item>
        <text:list-item>
          <text:p text:style-name="P2">Some of them are actually easier to write, and they are not the first ones: can you find a method that seems easy enough to start your project?</text:p>
        </text:list-item>
      </text:list>
      <text:p text:style-name="First_20_paragraph">If you have the time and interest, have a look at the challenges offered at the end of the <text:span text:style-name="NormalTok">ArrayLib</text:span><text:span text:style-name="OperatorTok">.</text:span><text:span text:style-name="FunctionTok">cs</text:span> file.</text:p>
      <text:p text:style-name="Text_20_body">You can find a possible solution <text:a xlink:type="simple" xlink:href="Solution_ArrayManipulation.zip" office:name=""><text:span text:style-name="Definition">in this archive</text:span></text:a>.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, we will explore the difference between value and reference types. Since arrays are reference types, it is important for you to understand how reference types work.</text:p>
      <text:p text:style-name="Text_20_body">Let us show why this notion is so critical with an example:</text:p>
      <text:p text:style-name="P3">int[] arrayA = { 1, 2, 3, 4, 5 }; <text:s text:c="1"/>// Declare a simple array of integers</text:p>
      <text:p text:style-name="P4"/>
      <text:p text:style-name="P5">// I'd like to make a copy of that array. Let me try the following:</text:p>
      <text:p text:style-name="P6">int[] arrayCopyWrong = arrayA;</text:p>
      <text:p text:style-name="P7"/>
      <text:p text:style-name="P8">foreach (int i in arrayCopyWrong)</text:p>
      <text:p text:style-name="P9"><text:s text:c="4"/>Console.Write(i + " ");</text:p>
      <text:p text:style-name="P10"/>
      <text:p text:style-name="P11">Console.WriteLine();</text:p>
      <text:p text:style-name="P12"/>
      <text:p text:style-name="P13">// It seems to be working! Except that if we change a value in our copy:</text:p>
      <text:p text:style-name="P14">arrayCopyWrong[0] = 6;</text:p>
      <text:p text:style-name="P15"/>
      <text:p text:style-name="P16">// It also changes the value in our original array!</text:p>
      <text:p text:style-name="P17">foreach (int i in arrayA)</text:p>
      <text:p text:style-name="P18"><text:s text:c="4"/>Console.Write(i + " ");</text:p>
      <text:p text:style-name="P19"/>
      <text:p text:style-name="P20">Console.WriteLine();</text:p>
      <text:p text:style-name="First_20_paragraph">Try running this program yourself to see what happens. The problem is that when we wrote the assignment statement <text:span text:style-name="DataTypeTok">int</text:span><text:span text:style-name="OperatorTok">[]</text:span><text:span text:style-name="NormalTok"><text:s text:c="1"/>arrayCopyWrong </text:span><text:span text:style-name="OperatorTok">=</text:span><text:span text:style-name="NormalTok"><text:s text:c="1"/>arrayA</text:span>, we copied the <text:span text:style-name="T1">reference</text:span> to the array, but not the array itself. We now have two ways of accessing our array, using <text:span text:style-name="NormalTok">arrayA</text:span> or <text:span text:style-name="NormalTok">arrayCopyWrong</text:span>, but still only one array.</text:p>
      <text:p text:style-name="Text_20_body">To correctly copy the array, we need to do something like the following:</text:p>
      <text:p text:style-name="P21">int[] arrayB = { 1, 2, 3, 4, 5 };</text:p>
      <text:p text:style-name="P22">// Create a new array object and assign it to a new reference variable</text:p>
      <text:p text:style-name="P23">int[] arrayCopyRight = new int[arrayB.Length];</text:p>
      <text:p text:style-name="P24"/>
      <text:p text:style-name="P25">// Copy each value in the array, one by one:</text:p>
      <text:p text:style-name="P26">for(int i = 0 ; i &lt; arrayB.Length; i++)</text:p>
      <text:p text:style-name="P27"><text:s text:c="4"/>arrayCopyRight[i] = arrayB[i];</text:p>
      <text:p text:style-name="P28"/>
      <text:p text:style-name="P29">// If we change a value in our copy:</text:p>
      <text:p text:style-name="P30">arrayCopyRight[0] = 6;</text:p>
      <text:p text:style-name="P31"/>
      <text:p text:style-name="P32">// It changes the value only in that copy:</text:p>
      <text:p text:style-name="P33">foreach (int i in arrayB)</text:p>
      <text:p text:style-name="P34"><text:s text:c="4"/>Console.Write(i + " ");</text:p>
      <text:p text:style-name="P35"/>
      <text:p text:style-name="P36">Console.WriteLine();</text:p>
      <text:p text:style-name="P37"/>
      <text:p text:style-name="P38">foreach (int i in arrayCopyRight)</text:p>
      <text:p text:style-name="P39"><text:s text:c="4"/>Console.Write(i + " "); <text:s text:c="1"/></text:p>
      <text:p text:style-name="P40"/>
      <text:p text:style-name="P41">Console.WriteLine();</text:p>
      <text:p text:style-name="First_20_paragraph">Try running this program. Can you see the difference?</text:p>
      <text:p text:style-name="Text_20_body"><text:span text:style-name="NormalTok">Array</text:span> is actually a class (documented at <text:a xlink:type="simple" xlink:href="https://msdn.microsoft.com/en-us/library/system.array(v=vs.110).aspx" office:name=""><text:span text:style-name="Definition">https://msdn.microsoft.com/en-us/library/system.array(v=vs.110).aspx</text:span></text:a>), and as such provides several methods. If you have two arrays, <text:span text:style-name="NormalTok">array1</text:span> and <text:span text:style-name="NormalTok">array2</text:span> containing the same type of values and of size at least <text:span text:style-name="NormalTok">x</text:span>, you can copy the first <text:span text:style-name="NormalTok">x</text:span> values of <text:span text:style-name="NormalTok">array1</text:span> into <text:span text:style-name="NormalTok">array2</text:span> using <text:span text:style-name="NormalTok">Array</text:span><text:span text:style-name="OperatorTok">.</text:span><text:span text:style-name="FunctionTok">Copy</text:span><text:span text:style-name="OperatorTok">(</text:span><text:span text:style-name="NormalTok">array1</text:span><text:span text:style-name="OperatorTok">,</text:span><text:span text:style-name="NormalTok"><text:s text:c="1"/>array2</text:span><text:span text:style-name="OperatorTok">,</text:span><text:span text:style-name="NormalTok"><text:s text:c="1"/>x</text:span><text:span text:style-name="OperatorTok">);</text:span>. Try using this method with the previous example to create a copy of <text:span text:style-name="NormalTok">arrayB</text:span>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Advanced Array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1T23:48:51Z</meta:creation-date>
    <dc:date>2021-06-21T23:48:51Z</dc:date>
    <meta:user-defined meta:name="date" meta:value-type="string">June  21, 2021 (07:48:4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